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2.42mm"/>
    </style:style>
    <style:style style:name="co2" style:family="table-column">
      <style:table-column-properties fo:break-before="auto" style:column-width="28.28mm"/>
    </style:style>
    <style:style style:name="co3" style:family="table-column">
      <style:table-column-properties fo:break-before="auto" style:column-width="35.35mm"/>
    </style:style>
    <style:style style:name="co4" style:family="table-column">
      <style:table-column-properties fo:break-before="auto" style:column-width="26.5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 style:data-style-name="N110">
      <style:table-cell-properties fo:border="none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row table:style-name="ro1">
          <table:table-cell office:value-type="string" calcext:value-type="string">
            <text:p>Messung</text:p>
          </table:table-cell>
          <table:table-cell office:value-type="string" calcext:value-type="string">
            <text:p>Eisengehalt (%)</text:p>
          </table:table-cell>
          <table:table-cell office:value-type="string" calcext:value-type="string">
            <text:p>Absoluter Fehler (%)</text:p>
          </table:table-cell>
          <table:table-cell office:value-type="string" calcext:value-type="string">
            <text:p>Gewichte</text:p>
          </table:table-cell>
          <table:table-cell office:value-type="string" calcext:value-type="string">
            <text:p>Gewichteter Eisengehalt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.3" calcext:value-type="float">
            <text:p>20.3</text:p>
          </table:table-cell>
          <table:table-cell office:value-type="float" office:value="1.2" calcext:value-type="float">
            <text:p>1.2</text:p>
          </table:table-cell>
          <table:table-cell table:formula="of:=1/[.C3]^2" office:value-type="float" office:value="0.694444444444444" calcext:value-type="float">
            <text:p>0.6944444444</text:p>
          </table:table-cell>
          <table:table-cell table:formula="of:=[.B3]*[.D3]" office:value-type="float" office:value="14.0972222222222" calcext:value-type="float">
            <text:p>14.09722222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.9" calcext:value-type="float">
            <text:p>21.9</text:p>
          </table:table-cell>
          <table:table-cell office:value-type="float" office:value="1.3" calcext:value-type="float">
            <text:p>1.3</text:p>
          </table:table-cell>
          <table:table-cell table:formula="of:=1/[.C4]^2" office:value-type="float" office:value="0.591715976331361" calcext:value-type="float">
            <text:p>0.5917159763</text:p>
          </table:table-cell>
          <table:table-cell table:formula="of:=[.B4]*[.D4]" office:value-type="float" office:value="12.9585798816568" calcext:value-type="float">
            <text:p>12.95857988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.1" calcext:value-type="float">
            <text:p>21.1</text:p>
          </table:table-cell>
          <table:table-cell office:value-type="float" office:value="1.1" calcext:value-type="float">
            <text:p>1.1</text:p>
          </table:table-cell>
          <table:table-cell table:formula="of:=1/[.C5]^2" office:value-type="float" office:value="0.826446280991735" calcext:value-type="float">
            <text:p>0.826446281</text:p>
          </table:table-cell>
          <table:table-cell table:formula="of:=[.B5]*[.D5]" office:value-type="float" office:value="17.4380165289256" calcext:value-type="float">
            <text:p>17.43801652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.6" calcext:value-type="float">
            <text:p>19.6</text:p>
          </table:table-cell>
          <table:table-cell office:value-type="float" office:value="0.8" calcext:value-type="float">
            <text:p>0.8</text:p>
          </table:table-cell>
          <table:table-cell table:formula="of:=1/[.C6]^2" office:value-type="float" office:value="1.5625" calcext:value-type="float">
            <text:p>1.5625</text:p>
          </table:table-cell>
          <table:table-cell table:formula="of:=[.B6]*[.D6]" office:value-type="float" office:value="30.625" calcext:value-type="float">
            <text:p>30.6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.9" calcext:value-type="float">
            <text:p>19.9</text:p>
          </table:table-cell>
          <table:table-cell office:value-type="float" office:value="1.3" calcext:value-type="float">
            <text:p>1.3</text:p>
          </table:table-cell>
          <table:table-cell table:formula="of:=1/[.C7]^2" office:value-type="float" office:value="0.591715976331361" calcext:value-type="float">
            <text:p>0.5917159763</text:p>
          </table:table-cell>
          <table:table-cell table:formula="of:=[.B7]*[.D7]" office:value-type="float" office:value="11.7751479289941" calcext:value-type="float">
            <text:p>11.7751479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.3" calcext:value-type="float">
            <text:p>1.3</text:p>
          </table:table-cell>
          <table:table-cell table:formula="of:=1/[.C8]^2" office:value-type="float" office:value="0.591715976331361" calcext:value-type="float">
            <text:p>0.5917159763</text:p>
          </table:table-cell>
          <table:table-cell table:formula="of:=[.B8]*[.D8]" office:value-type="float" office:value="10.6508875739645" calcext:value-type="float">
            <text:p>10.6508875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.4" calcext:value-type="float">
            <text:p>19.4</text:p>
          </table:table-cell>
          <table:table-cell office:value-type="float" office:value="1" calcext:value-type="float">
            <text:p>1</text:p>
          </table:table-cell>
          <table:table-cell table:formula="of:=1/[.C9]^2" office:value-type="float" office:value="1" calcext:value-type="float">
            <text:p>1</text:p>
          </table:table-cell>
          <table:table-cell table:formula="of:=[.B9]*[.D9]" office:value-type="float" office:value="19.4" calcext:value-type="float">
            <text:p>19.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.2" calcext:value-type="float">
            <text:p>22.2</text:p>
          </table:table-cell>
          <table:table-cell office:value-type="float" office:value="2" calcext:value-type="float">
            <text:p>2</text:p>
          </table:table-cell>
          <table:table-cell table:formula="of:=1/[.C10]^2" office:value-type="float" office:value="0.25" calcext:value-type="float">
            <text:p>0.25</text:p>
          </table:table-cell>
          <table:table-cell table:formula="of:=[.B10]*[.D10]" office:value-type="float" office:value="5.55" calcext:value-type="float">
            <text:p>5.5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.6" calcext:value-type="float">
            <text:p>21.6</text:p>
          </table:table-cell>
          <table:table-cell office:value-type="float" office:value="0.8" calcext:value-type="float">
            <text:p>0.8</text:p>
          </table:table-cell>
          <table:table-cell table:formula="of:=1/[.C11]^2" office:value-type="float" office:value="1.5625" calcext:value-type="float">
            <text:p>1.5625</text:p>
          </table:table-cell>
          <table:table-cell table:formula="of:=[.B11]*[.D11]" office:value-type="float" office:value="33.75" calcext:value-type="float">
            <text:p>33.75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Einfacher Mittelwert</text:p>
          </table:table-cell>
          <table:table-cell table:style-name="ce2" table:formula="of:=AVERAGE([.B3:.B11])" office:value-type="float" office:value="20.4444444444444" calcext:value-type="float">
            <text:p>20.4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Gewichteter Mittelwert</text:p>
          </table:table-cell>
          <table:table-cell table:style-name="ce2" table:formula="of:=SUM([.E3:.E11])/SUM([.D3:.D11])" office:value-type="float" office:value="20.3681484573835" calcext:value-type="float">
            <text:p>20.4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Einfache Unsicherheit</text:p>
          </table:table-cell>
          <table:table-cell table:style-name="ce2" table:formula="of:=STDEV([.B3:.B11])/SQRT(9)" office:value-type="float" office:value="0.457381165838951" calcext:value-type="float">
            <text:p>0.5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Gewichtete Unsicherheit</text:p>
          </table:table-cell>
          <table:table-cell table:style-name="ce2" table:formula="of:=1/SQRT(SUM([.D3:.D11]))" office:value-type="float" office:value="0.361054626555279" calcext:value-type="float">
            <text:p>0.4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0">
      <number:number number:decimal-places="1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2T22:38:54.858728973</meta:creation-date>
    <dc:date>2015-10-12T22:39:44.658927302</dc:date>
    <meta:editing-duration>PT50S</meta:editing-duration>
    <meta:editing-cycles>1</meta:editing-cycles>
    <meta:document-statistic meta:table-count="1" meta:cell-count="59" meta:object-count="0"/>
    <meta:generator>LibreOffice/4.4.5.2$Linux_X86_64 LibreOffice_project/40m0$Build-2</meta:generator>
  </office:meta>
</office:document-meta>
</file>